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58cm"/>
    </style:style>
    <style:style style:name="co4" style:family="table-column">
      <style:table-column-properties fo:break-before="auto" style:column-width="0.836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1.035cm"/>
    </style:style>
    <style:style style:name="co7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1.087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727cm"/>
    </style:style>
    <style:style style:name="co14" style:family="table-column">
      <style:table-column-properties fo:break-before="auto" style:column-width="0.644cm"/>
    </style:style>
    <style:style style:name="co15" style:family="table-column">
      <style:table-column-properties fo:break-before="auto" style:column-width="1.09cm"/>
    </style:style>
    <style:style style:name="co16" style:family="table-column">
      <style:table-column-properties fo:break-before="auto" style:column-width="1.819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1.873cm"/>
    </style:style>
    <style:style style:name="co20" style:family="table-column">
      <style:table-column-properties fo:break-before="auto" style:column-width="2.321cm"/>
    </style:style>
    <style:style style:name="co21" style:family="table-column">
      <style:table-column-properties fo:break-before="auto" style:column-width="1.762cm"/>
    </style:style>
    <style:style style:name="co22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table table:name="imp-lang" table:style-name="ta1" table:print="false"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number-columns-repeated="13"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number-columns-repeated="13"/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13"/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number-columns-repeated="13"/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100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-asl" table:style-name="ta1" table:print="false">
        <table:table-column table:style-name="co1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number-columns-repeated="6" table:default-cell-style-name="ce1"/>
        <table:table-column table:style-name="co1" table:default-cell-style-name="ce1"/>
        <table:table-column table:style-name="co5" table:number-columns-repeated="6" table:default-cell-style-name="ce1"/>
        <table:table-column table:style-name="co1" table:number-columns-repeated="2" table:default-cell-style-name="ce1"/>
        <table:table-column table:style-name="co2" table:number-columns-repeated="1001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V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 office:value-type="string">
            <text:p>V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table:number-columns-repeated="5" office:value-type="string">
            <text:p>CV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 office:value-type="string">
            <text:p>V</text:p>
          </table:table-cell>
          <table:table-cell table:number-columns-repeated="3" office:value-type="string">
            <text:p>VC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CV</text:p>
          </table:table-cell>
          <table:table-cell table:number-columns-repeated="2" office:value-type="string">
            <text:p>VC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6" office:value-type="string">
            <text:p>VC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VC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6" office:value-type="string">
            <text:p>VC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6" office:value-type="string">
            <text:p>VC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H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H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FT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H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FT</text:p>
          </table:table-cell>
          <table:table-cell table:number-columns-repeated="2"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H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H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H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H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H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H</text:p>
          </table:table-cell>
          <table:table-cell table:number-columns-repeated="2" office:value-type="string">
            <text:p>HF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A</text:p>
          </table:table-cell>
          <table:table-cell office:value-type="string">
            <text:p>AI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H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HF</text:p>
          </table:table-cell>
          <table:table-cell table:number-columns-repeated="3" office:value-type="string">
            <text:p>HK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AI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H</text:p>
          </table:table-cell>
          <table:table-cell table:number-columns-repeated="2" office:value-type="string">
            <text:p>KH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HK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AI</text:p>
          </table:table-cell>
          <table:table-cell table:number-columns-repeated="2" office:value-type="string">
            <text:p>AO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H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HK</text:p>
          </table:table-cell>
          <table:table-cell table:number-columns-repeated="3"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AO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string">
            <text:p>HL</text:p>
          </table:table-cell>
          <table:table-cell office:value-type="string">
            <text:p>HR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AU</text:p>
          </table:table-cell>
          <table:table-cell table:number-columns-repeated="2"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KH</text:p>
          </table:table-cell>
          <table:table-cell table:number-columns-repeated="2" office:value-type="string">
            <text:p>L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HR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L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HT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L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HT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L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string">
            <text:p>HW</text:p>
          </table:table-cell>
          <table:table-cell office:value-type="string">
            <text:p>K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EA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EA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LR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string">
            <text:p>K</text:p>
          </table:table-cell>
          <table:table-cell table:number-columns-repeated="2" office:value-type="string">
            <text:p>KH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EA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LR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KH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E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LR</text:p>
          </table:table-cell>
          <table:table-cell table:number-columns-repeated="4" office:value-type="string">
            <text:p>R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KH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EI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KH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EI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KHT</text:p>
          </table:table-cell>
          <table:table-cell office:value-type="float" office:value="4">
            <text:p>4</text:p>
          </table:table-cell>
          <table:table-cell office:value-type="string">
            <text:p>EI</text:p>
          </table:table-cell>
          <table:table-cell table:number-columns-repeated="5" office:value-type="string">
            <text:p>I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KT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5" office:value-type="string">
            <text:p>RL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string">
            <text:p>KT</text:p>
          </table:table-cell>
          <table:table-cell table:number-columns-repeated="2"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IY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RL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IY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RL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IY</text:p>
          </table:table-cell>
          <table:table-cell office:value-type="string">
            <text:p>O</text:p>
          </table:table-cell>
          <table:table-cell office:value-type="float" office:value="2">
            <text:p>2</text:p>
          </table:table-cell>
          <table:table-cell office:value-type="string">
            <text:p>RL</text:p>
          </table:table-cell>
          <table:table-cell table:number-columns-repeated="5" office:value-type="string">
            <text:p>S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ST</text:p>
          </table:table-cell>
          <table:table-cell table:number-columns-repeated="2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O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ST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4" office:value-type="string">
            <text:p>OA</text:p>
          </table:table-cell>
          <table:table-cell office:value-type="string">
            <text:p>OI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S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ST</text:p>
          </table:table-cell>
          <table:table-cell table:number-columns-repeated="3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OI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S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T</text:p>
          </table:table-cell>
          <table:table-cell office:value-type="float" office:value="6">
            <text:p>6</text:p>
          </table:table-cell>
          <table:table-cell office:value-type="string">
            <text:p>OI</text:p>
          </table:table-cell>
          <table:table-cell table:number-columns-repeated="5" office:value-type="string">
            <text:p>OU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table:number-columns-repeated="5" office:value-type="string">
            <text:p>W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UA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W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T</text:p>
          </table:table-cell>
          <table:table-cell office:value-type="string">
            <text:p>T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UA</text:p>
          </table:table-cell>
          <table:table-cell table:number-columns-repeated="4" office:value-type="string">
            <text:p>UI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W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TL</text:p>
          </table:table-cell>
          <table:table-cell table:number-columns-repeated="2" office:value-type="string">
            <text:p>TR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YA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W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TR</text:p>
          </table:table-cell>
          <table:table-cell table:number-columns-repeated="3" office:value-type="string">
            <text:p>W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YA</text:p>
          </table:table-cell>
          <table:table-cell table:number-columns-repeated="4" office:value-type="string">
            <text:p>YE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W</text:p>
          </table:table-cell>
          <table:table-cell table:number-columns-repeated="2" office:value-type="string">
            <text:p>`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W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YE</text:p>
          </table:table-cell>
          <table:table-cell table:number-columns-repeated="3" office:value-type="string">
            <text:p>YO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`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W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YO</text:p>
          </table:table-cell>
          <table:table-cell table:number-columns-repeated="4" office:value-type="string">
            <text:p>YU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`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-dro" table:style-name="ta1" table:print="false">
        <table:table-column table:style-name="co1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number-columns-repeated="6" table:default-cell-style-name="ce1"/>
        <table:table-column table:style-name="co1" table:default-cell-style-name="ce1"/>
        <table:table-column table:style-name="co3" table:number-columns-repeated="6" table:default-cell-style-name="ce1"/>
        <table:table-column table:style-name="co1" table:number-columns-repeated="2" table:default-cell-style-name="ce1"/>
        <table:table-column table:style-name="co2" table:number-columns-repeated="1001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number-columns-repeated="5" office:value-type="string">
            <text:p>CV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 office:value-type="string">
            <text:p>CV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CV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 office:value-type="string">
            <text:p>VC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VC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6" office:value-type="string">
            <text:p>CVC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string">
            <text:p>VC</text:p>
          </table:table-cell>
          <table:table-cell office:value-type="string">
            <text:p>CVC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6" office:value-type="string">
            <text:p>CVC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B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B</text:p>
          </table:table-cell>
          <table:table-cell table:number-columns-repeated="4" office:value-type="string">
            <text:p>BR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D</text:p>
          </table:table-cell>
          <table:table-cell office:value-type="string">
            <text:p>F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F</text:p>
          </table:table-cell>
          <table:table-cell table:number-columns-repeated="2" office:value-type="string">
            <text:p>H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string">
            <text:p>DR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AY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H</text:p>
          </table:table-cell>
          <table:table-cell table:number-columns-repeated="2" office:value-type="string">
            <text:p>K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AY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L</text:p>
          </table:table-cell>
          <table:table-cell table:number-columns-repeated="2" office:value-type="string">
            <text:p>LB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LD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E</text:p>
          </table:table-cell>
          <table:table-cell office:value-type="float" office:value="3">
            <text:p>3</text:p>
          </table:table-cell>
          <table:table-cell office:value-type="string">
            <text:p>LD</text:p>
          </table:table-cell>
          <table:table-cell table:number-columns-repeated="4" office:value-type="string">
            <text:p>LK</text:p>
          </table:table-cell>
          <table:table-cell office:value-type="string">
            <text:p>LM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table:number-columns-repeated="5" office:value-type="string">
            <text:p>K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LM</text:p>
          </table:table-cell>
          <table:table-cell office:value-type="string">
            <text:p>LN</text:p>
          </table:table-cell>
          <table:table-cell office:value-type="string">
            <text:p>LP</text:p>
          </table:table-cell>
          <table:table-cell table:number-columns-repeated="2" office:value-type="string">
            <text:p>LS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LT</text:p>
          </table:table-cell>
          <table:table-cell table:number-columns-repeated="4" office:value-type="string">
            <text:p>M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KR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L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5" office:value-type="string">
            <text:p>N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P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P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M</text:p>
          </table:table-cell>
          <table:table-cell table:number-columns-repeated="2"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R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N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R</text:p>
          </table:table-cell>
          <table:table-cell office:value-type="string">
            <text:p>RQ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N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RD</text:p>
          </table:table-cell>
          <table:table-cell table:number-columns-repeated="2" office:value-type="string">
            <text:p>RF</text:p>
          </table:table-cell>
          <table:table-cell table:number-columns-repeated="2" office:value-type="string">
            <text:p>RK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P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RK</text:p>
          </table:table-cell>
          <table:table-cell table:number-columns-repeated="3" office:value-type="string">
            <text:p>RM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O</text:p>
          </table:table-cell>
          <table:table-cell office:value-type="float" office:value="2">
            <text:p>2</text:p>
          </table:table-cell>
          <table:table-cell office:value-type="string">
            <text:p>RM</text:p>
          </table:table-cell>
          <table:table-cell table:number-columns-repeated="3" office:value-type="string">
            <text:p>RN</text:p>
          </table:table-cell>
          <table:table-cell office:value-type="string">
            <text:p>RP</text:p>
          </table:table-cell>
          <table:table-cell office:value-type="string">
            <text:p>RS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PR</text:p>
          </table:table-cell>
          <table:table-cell table:number-columns-repeated="4" office:value-type="string">
            <text:p>R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O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RS</text:p>
          </table:table-cell>
          <table:table-cell table:number-columns-repeated="3" office:value-type="string">
            <text:p>RT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O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RT</text:p>
          </table:table-cell>
          <table:table-cell table:number-columns-repeated="2" office:value-type="string">
            <text:p>RV</text:p>
          </table:table-cell>
          <table:table-cell table:number-columns-repeated="2" office:value-type="string">
            <text:p>S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5" office:value-type="string">
            <text:p>S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O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S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S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OY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S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OY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S</text:p>
          </table:table-cell>
          <table:table-cell table:number-columns-repeated="3" office:value-type="string">
            <text:p>SK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 office:value-type="string">
            <text:p>SS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SK</text:p>
          </table:table-cell>
          <table:table-cell table:number-columns-repeated="3" office:value-type="string">
            <text:p>SS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5" office:value-type="string">
            <text:p>SS</text:p>
          </table:table-cell>
          <table:table-cell office:value-type="string">
            <text:p>ST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SS</text:p>
          </table:table-cell>
          <table:table-cell office:value-type="string">
            <text:p>ST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ST</text:p>
          </table:table-cell>
          <table:table-cell table:number-columns-repeated="4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ST</text:p>
          </table:table-cell>
          <table:table-cell table:number-columns-repeated="2" office:value-type="string">
            <text:p>T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T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T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TH</text:p>
          </table:table-cell>
          <table:table-cell office:value-type="string">
            <text:p>TR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2" office:value-type="string">
            <text:p>TH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TR</text:p>
          </table:table-cell>
          <table:table-cell table:number-columns-repeated="3" office:value-type="string">
            <text:p>T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U</text:p>
          </table:table-cell>
          <table:table-cell table:number-columns-repeated="3" office:value-type="string">
            <text:p>YA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TH</text:p>
          </table:table-cell>
          <table:table-cell table:number-columns-repeated="2" office:value-type="string">
            <text:p>TS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TS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YA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TS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TW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YO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TS</text:p>
          </table:table-cell>
          <table:table-cell table:number-columns-repeated="4" office:value-type="string">
            <text:p>V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TW</text:p>
          </table:table-cell>
          <table:table-cell table:number-columns-repeated="3" office:value-type="string">
            <text:p>V</text:p>
          </table:table-cell>
          <table:table-cell office:value-type="float" office:value="5">
            <text:p>5</text:p>
          </table:table-cell>
          <table:table-cell office:value-type="string">
            <text:p>YO</text:p>
          </table:table-cell>
          <table:table-cell table:number-columns-repeated="5" office:value-type="string">
            <text:p>YU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X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V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YU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X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-var" table:style-name="ta1" table:print="false">
        <table:table-column table:style-name="co1" table:default-cell-style-name="ce1"/>
        <table:table-column table:style-name="co3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8" table:number-columns-repeated="3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number-columns-repeated="231" table:default-cell-style-name="ce1"/>
        <table:table-column table:style-name="co2" table:number-columns-repeated="771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V</text:p>
          </table:table-cell>
          <table:table-cell table:number-columns-repeated="2" office:value-type="string">
            <text:p>VC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 office:value-type="string">
            <text:p>CV</text:p>
          </table:table-cell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VC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 office:value-type="string">
            <text:p>CV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VC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 office:value-type="string">
            <text:p>CV</text:p>
          </table:table-cell>
          <table:table-cell table:number-columns-repeated="1002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CV</text:p>
          </table:table-cell>
          <table:table-cell table:number-columns-repeated="2" office:value-type="string">
            <text:p>CVC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6" office:value-type="string">
            <text:p>CVC</text:p>
          </table:table-cell>
          <table:table-cell table:number-columns-repeated="1002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CVC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6" office:value-type="string">
            <text:p>CVC</text:p>
          </table:table-cell>
          <table:table-cell table:number-columns-repeated="1002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DH</text:p>
          </table:table-cell>
          <table:table-cell office:value-type="string">
            <text:p>DZ</text:p>
          </table:table-cell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D</text:p>
          </table:table-cell>
          <table:table-cell table:number-columns-repeated="3" office:value-type="string">
            <text:p>DH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DZ</text:p>
          </table:table-cell>
          <table:table-cell table:number-columns-repeated="2" office:value-type="string">
            <text:p>G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DH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 table:number-columns-repeated="1002"/>
        </table:table-row>
        <table:table-row table:style-name="ro1">
          <table:table-cell office:value-type="float" office:value="4">
            <text:p>4</text:p>
          </table:table-cell>
          <table:table-cell table:number-columns-repeated="5" office:value-type="string">
            <text:p>DZ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 table:number-columns-repeated="1002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table:number-columns-repeated="5" office:value-type="string">
            <text:p>GH</text:p>
          </table:table-cell>
          <table:table-cell table:number-columns-repeated="1002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GH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GHZ</text:p>
          </table:table-cell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AE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GHZ</text:p>
          </table:table-cell>
          <table:table-cell table:number-columns-repeated="3" office:value-type="string">
            <text:p>K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GH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AE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 table:number-columns-repeated="1002"/>
        </table:table-row>
        <table:table-row table:style-name="ro1">
          <table:table-cell office:value-type="float" office:value="4">
            <text:p>4</text:p>
          </table:table-cell>
          <table:table-cell table:number-columns-repeated="5" office:value-type="string">
            <text:p>GH</text:p>
          </table:table-cell>
          <table:table-cell office:value-type="string">
            <text:p>GN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AE</text:p>
          </table:table-cell>
          <table:table-cell office:value-type="float" office:value="4">
            <text:p>4</text:p>
          </table:table-cell>
          <table:table-cell office:value-type="string">
            <text:p>K</text:p>
          </table:table-cell>
          <table:table-cell table:number-columns-repeated="5" office:value-type="string">
            <text:p>KH</text:p>
          </table:table-cell>
          <table:table-cell table:number-columns-repeated="100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GN</text:p>
          </table:table-cell>
          <table:table-cell table:number-columns-repeated="4" office:value-type="string">
            <text:p>GV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AE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KH</text:p>
          </table:table-cell>
          <table:table-cell office:value-type="string">
            <text:p>KHS</text:p>
          </table:table-cell>
          <table:table-cell table:number-columns-repeated="1002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string">
            <text:p>GV</text:p>
          </table:table-cell>
          <table:table-cell table:number-columns-repeated="3" office:value-type="string">
            <text:p>GZ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AE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KHS</text:p>
          </table:table-cell>
          <table:table-cell table:number-columns-repeated="2" office:value-type="string">
            <text:p>K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Z</text:p>
          </table:table-cell>
          <table:table-cell table:number-columns-repeated="5" office:value-type="string">
            <text:p>K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AE</text:p>
          </table:table-cell>
          <table:table-cell table:number-columns-repeated="2"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KS</text:p>
          </table:table-cell>
          <table:table-cell table:number-columns-repeated="2" office:value-type="string">
            <text:p>L</text:p>
          </table:table-cell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L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L</text:p>
          </table:table-cell>
          <table:table-cell table:number-columns-repeated="4" office:value-type="string">
            <text:p>LL</text:p>
          </table:table-cell>
          <table:table-cell table:number-columns-repeated="100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</text:p>
          </table:table-cell>
          <table:table-cell table:number-columns-repeated="5" office:value-type="string">
            <text:p>KF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E</text:p>
          </table:table-cell>
          <table:table-cell table:number-columns-repeated="4" office:value-type="string">
            <text:p>I</text:p>
          </table:table-cell>
          <table:table-cell office:value-type="float" office:value="4">
            <text:p>4</text:p>
          </table:table-cell>
          <table:table-cell office:value-type="string">
            <text:p>LL</text:p>
          </table:table-cell>
          <table:table-cell table:number-columns-repeated="5" office:value-type="string">
            <text:p>N</text:p>
          </table:table-cell>
          <table:table-cell table:number-columns-repeated="1002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N</text:p>
          </table:table-cell>
          <table:table-cell table:number-columns-repeated="1002"/>
        </table:table-row>
        <table:table-row table:style-name="ro1">
          <table:table-cell office:value-type="float" office:value="6">
            <text:p>6</text:p>
          </table:table-cell>
          <table:table-cell table:number-columns-repeated="5" office:value-type="string">
            <text:p>KH</text:p>
          </table:table-cell>
          <table:table-cell office:value-type="string">
            <text:p>KN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O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N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KN</text:p>
          </table:table-cell>
          <table:table-cell office:value-type="string">
            <text:p>KS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O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KS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NG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L</text:p>
          </table:table-cell>
          <table:table-cell table:number-columns-repeated="2" office:value-type="string">
            <text:p>LL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O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NG</text:p>
          </table:table-cell>
          <table:table-cell table:number-columns-repeated="1002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LL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O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NG</text:p>
          </table:table-cell>
          <table:table-cell table:number-columns-repeated="1002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N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OE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NG</text:p>
          </table:table-cell>
          <table:table-cell table:number-columns-repeated="100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table:number-columns-repeated="5" office:value-type="string">
            <text:p>NG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OE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G</text:p>
          </table:table-cell>
          <table:table-cell table:number-columns-repeated="3" office:value-type="string">
            <text:p>R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OE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R</text:p>
          </table:table-cell>
          <table:table-cell office:value-type="string">
            <text:p>RR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OE</text:p>
          </table:table-cell>
          <table:table-cell table:number-columns-repeated="4" office:value-type="string">
            <text:p>OU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RR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OU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RR</text:p>
          </table:table-cell>
          <table:table-cell table:number-columns-repeated="100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R</text:p>
          </table:table-cell>
          <table:table-cell table:number-columns-repeated="5"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OU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RR</text:p>
          </table:table-cell>
          <table:table-cell table:number-columns-repeated="1002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S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RR</text:p>
          </table:table-cell>
          <table:table-cell table:number-columns-repeated="3" office:value-type="string">
            <text:p>RRG</text:p>
          </table:table-cell>
          <table:table-cell table:number-columns-repeated="1002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T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RRG</text:p>
          </table:table-cell>
          <table:table-cell table:number-columns-repeated="4" office:value-type="string">
            <text:p>RRGH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5" office:value-type="string">
            <text:p>TH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RRGH</text:p>
          </table:table-cell>
          <table:table-cell table:number-columns-repeated="5" office:value-type="string">
            <text:p>RS</text:p>
          </table:table-cell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TH</text:p>
          </table:table-cell>
          <table:table-cell table:number-columns-repeated="3" office:value-type="string">
            <text:p>TS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RZ</text:p>
          </table:table-cell>
          <table:table-cell office:value-type="string">
            <text:p>S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TS</text:p>
          </table:table-cell>
          <table:table-cell table:number-columns-repeated="4" office:value-type="string">
            <text:p>V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UE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S</text:p>
          </table:table-cell>
          <table:table-cell table:number-columns-repeated="2" office:value-type="string">
            <text:p>TH</text:p>
          </table:table-cell>
          <table:table-cell table:number-columns-repeated="1002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V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UE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TH</text:p>
          </table:table-cell>
          <table:table-cell table:number-columns-repeated="3" office:value-type="string">
            <text:p>TS</text:p>
          </table:table-cell>
          <table:table-cell table:number-columns-repeated="1002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Z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UE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TS</text:p>
          </table:table-cell>
          <table:table-cell table:number-columns-repeated="4" office:value-type="string">
            <text:p>Z</text:p>
          </table:table-cell>
          <table:table-cell table:number-columns-repeated="1002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Z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UE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Z</text:p>
          </table:table-cell>
          <table:table-cell table:number-columns-repeated="1002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mp-vil" table:style-name="ta1" table:print="false">
        <table:table-column table:style-name="co1" table:default-cell-style-name="Default"/>
        <table:table-column table:style-name="co4" table:number-columns-repeated="6" table:default-cell-style-name="Default"/>
        <table:table-column table:style-name="co1" table:default-cell-style-name="Default"/>
        <table:table-column table:style-name="co5" table:number-columns-repeated="6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default-cell-style-name="Default"/>
        <table:table-column table:style-name="co5" table:number-columns-repeated="4" table:default-cell-style-name="Default"/>
        <table:table-column table:style-name="co11" table:number-columns-repeated="991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15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15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1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15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8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15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15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5">
            <text:p>5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cvc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K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 table:number-columns-repeated="15"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R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 table:number-columns-repeated="15"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 table:number-columns-repeated="15"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 table:number-columns-repeated="15"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N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M</text:p>
          </table:table-cell>
          <table:table-cell table:number-columns-repeated="3"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 table:number-columns-repeated="15"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 table:number-columns-repeated="15"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 table:number-columns-repeated="15"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 table:number-columns-repeated="15"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table:number-columns-repeated="5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L</text:p>
          </table:table-cell>
          <table:table-cell table:number-columns-repeated="3" office:value-type="string">
            <text:p>SH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string">
            <text:p>I</text:p>
          </table:table-cell>
          <table:table-cell office:value-type="string">
            <text:p>U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 table:number-columns-repeated="15"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 table:number-columns-repeated="15"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G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 table:number-columns-repeated="15"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 table:number-columns-repeated="15"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U</text:p>
          </table:table-cell>
          <table:table-cell table:number-columns-repeated="2" office:value-type="string">
            <text:p>AA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 table:number-columns-repeated="15"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S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N</text:p>
          </table:table-cell>
          <table:table-cell table:number-columns-repeated="2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A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I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 table:number-columns-repeated="15"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I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 table:number-columns-repeated="15"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B</text:p>
          </table:table-cell>
          <table:table-cell table:number-columns-repeated="2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II</text:p>
          </table:table-cell>
          <table:table-cell table:number-columns-repeated="2" office:value-type="string">
            <text:p>UU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U</text:p>
          </table:table-cell>
          <table:table-cell table:number-columns-repeated="5"/>
        </table:table-row>
      </table:table>
      <table:table table:name="imp-zho" table:style-name="ta1" table:print="false">
        <table:table-column table:style-name="co12" table:default-cell-style-name="ce2"/>
        <table:table-column table:style-name="co6" table:number-columns-repeated="6" table:default-cell-style-name="ce3"/>
        <table:table-column table:style-name="co13" table:default-cell-style-name="ce2"/>
        <table:table-column table:style-name="co14" table:number-columns-repeated="6" table:default-cell-style-name="ce3"/>
        <table:table-column table:style-name="co12" table:default-cell-style-name="ce2"/>
        <table:table-column table:style-name="co15" table:number-columns-repeated="6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number-columns-repeated="225" table:default-cell-style-name="ce3"/>
        <table:table-column table:style-name="co2" table:number-columns-repeated="768" table:default-cell-style-name="Default"/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table:number-columns-repeated="6"/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V</text:p>
          </table:table-cell>
          <table:table-cell table:number-columns-repeated="3" office:value-type="string">
            <text:p>CV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table:number-columns-repeated="6" office:value-type="string">
            <text:p>VC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office:value-type="string">
            <text:p>cv</text:p>
          </table:table-cell>
          <table:table-cell table:number-columns-repeated="999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string">
            <text:p>VC</text:p>
          </table:table-cell>
          <table:table-cell table:number-columns-repeated="4" office:value-type="string">
            <text:p>CVC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office:value-type="string">
            <text:p>vc</text:p>
          </table:table-cell>
          <table:table-cell table:number-columns-repeated="999"/>
        </table:table-row>
        <table:table-row table:style-name="ro2">
          <table:table-cell office:value-type="float" office:value="4">
            <text:p>4</text:p>
          </table:table-cell>
          <table:table-cell table:number-columns-repeated="6" office:value-type="string">
            <text:p>CVC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table:number-columns-repeated="6" office:value-type="string">
            <text:p>CVC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99"/>
        </table:table-row>
        <table:table-row table:style-name="ro2"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office:value-type="string">
            <text:p>cvc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B</text:p>
          </table:table-cell>
          <table:table-cell office:value-type="string">
            <text:p>BL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</text:p>
          </table:table-cell>
          <table:table-cell table:number-columns-repeated="4" office:value-type="string">
            <text:p>BL</text:p>
          </table:table-cell>
          <table:table-cell table:number-columns-repeated="99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BL</text:p>
          </table:table-cell>
          <table:table-cell table:number-columns-repeated="4" office:value-type="string">
            <text:p>BR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BL</text:p>
          </table:table-cell>
          <table:table-cell table:number-columns-repeated="3" office:value-type="string">
            <text:p>BR</text:p>
          </table:table-cell>
          <table:table-cell table:number-columns-repeated="99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</text:p>
          </table:table-cell>
          <table:table-cell table:number-columns-repeated="5" office:value-type="string">
            <text:p>CH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BR</text:p>
          </table:table-cell>
          <table:table-cell table:number-columns-repeated="2" office:value-type="string">
            <text:p>CH</text:p>
          </table:table-cell>
          <table:table-cell table:number-columns-repeated="999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CH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CH</text:p>
          </table:table-cell>
          <table:table-cell table:number-columns-repeated="3" office:value-type="string">
            <text:p>D</text:p>
          </table:table-cell>
          <table:table-cell table:number-columns-repeated="99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table:number-columns-repeated="5" office:value-type="string">
            <text:p>CHT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table:number-columns-repeated="5" office:value-type="string">
            <text:p>DL</text:p>
          </table:table-cell>
          <table:table-cell table:number-columns-repeated="99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CHT</text:p>
          </table:table-cell>
          <table:table-cell table:number-columns-repeated="4"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DL</text:p>
          </table:table-cell>
          <table:table-cell table:number-columns-repeated="4" office:value-type="string">
            <text:p>DR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string">
            <text:p>D</text:p>
          </table:table-cell>
          <table:table-cell office:value-type="string">
            <text:p>DL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DR</text:p>
          </table:table-cell>
          <table:table-cell table:number-columns-repeated="3" office:value-type="string">
            <text:p>F</text:p>
          </table:table-cell>
          <table:table-cell table:number-columns-repeated="999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DL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F</text:p>
          </table:table-cell>
          <table:table-cell table:number-columns-repeated="4" office:value-type="string">
            <text:p>FL</text:p>
          </table:table-cell>
          <table:table-cell table:number-columns-repeated="999"/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string">
            <text:p>DR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5" office:value-type="string">
            <text:p>E</text:p>
          </table:table-cell>
          <table:table-cell office:value-type="float" office:value="3">
            <text:p>3</text:p>
          </table:table-cell>
          <table:table-cell office:value-type="string">
            <text:p>FL</text:p>
          </table:table-cell>
          <table:table-cell table:number-columns-repeated="5" office:value-type="string">
            <text:p>FR</text:p>
          </table:table-cell>
          <table:table-cell table:number-columns-repeated="999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F</text:p>
          </table:table-cell>
          <table:table-cell table:number-columns-repeated="2" office:value-type="string">
            <text:p>FL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J</text:p>
          </table:table-cell>
          <table:table-cell table:number-columns-repeated="2" office:value-type="string">
            <text:p>K</text:p>
          </table:table-cell>
          <table:table-cell table:number-columns-repeated="99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</text:p>
          </table:table-cell>
          <table:table-cell table:number-columns-repeated="3" office:value-type="string">
            <text:p>FR</text:p>
          </table:table-cell>
          <table:table-cell table:number-columns-repeated="2" office:value-type="string">
            <text:p>J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KL</text:p>
          </table:table-cell>
          <table:table-cell table:number-columns-repeated="2" office:value-type="string">
            <text:p>KR</text:p>
          </table:table-cell>
          <table:table-cell table:number-columns-repeated="999"/>
        </table:table-row>
        <table:table-row table:style-name="ro1">
          <table:table-cell office:value-type="float" office:value="6">
            <text:p>6</text:p>
          </table:table-cell>
          <table:table-cell table:number-columns-repeated="5" office:value-type="string">
            <text:p>J</text:p>
          </table:table-cell>
          <table:table-cell office:value-type="string">
            <text:p>JD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L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JD</text:p>
          </table:table-cell>
          <table:table-cell table:number-columns-repeated="2" office:value-type="string">
            <text:p>K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L</text:p>
          </table:table-cell>
          <table:table-cell table:number-columns-repeated="999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K</text:p>
          </table:table-cell>
          <table:table-cell table:number-columns-repeated="2" office:value-type="string">
            <text:p>KL</text:p>
          </table:table-cell>
          <table:table-cell office:value-type="string">
            <text:p>KR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NCH</text:p>
          </table:table-cell>
          <table:table-cell table:number-columns-repeated="99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</text:p>
          </table:table-cell>
          <table:table-cell table:number-columns-repeated="3" office:value-type="string">
            <text:p>L</text:p>
          </table:table-cell>
          <table:table-cell table:number-columns-repeated="2"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CH</text:p>
          </table:table-cell>
          <table:table-cell office:value-type="string">
            <text:p>NJ</text:p>
          </table:table-cell>
          <table:table-cell table:number-columns-repeated="999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NJ</text:p>
          </table:table-cell>
          <table:table-cell table:number-columns-repeated="2" office:value-type="string">
            <text:p>NS</text:p>
          </table:table-cell>
          <table:table-cell table:number-columns-repeated="99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S</text:p>
          </table:table-cell>
          <table:table-cell table:number-columns-repeated="3" office:value-type="string">
            <text:p>NSH</text:p>
          </table:table-cell>
          <table:table-cell table:number-columns-repeated="999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string">
            <text:p>P</text:p>
          </table:table-cell>
          <table:table-cell table:number-columns-repeated="3" office:value-type="string">
            <text:p>PL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E</text:p>
          </table:table-cell>
          <table:table-cell table:number-columns-repeated="3" office:value-type="string">
            <text:p>I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NSH</text:p>
          </table:table-cell>
          <table:table-cell table:number-columns-repeated="2" office:value-type="string">
            <text:p>NT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string">
            <text:p>PL</text:p>
          </table:table-cell>
          <table:table-cell table:number-columns-repeated="2" office:value-type="string">
            <text:p>PR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T</text:p>
          </table:table-cell>
          <table:table-cell table:number-columns-repeated="4" office:value-type="string">
            <text:p>NTS</text:p>
          </table:table-cell>
          <table:table-cell table:number-columns-repeated="99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</text:p>
          </table:table-cell>
          <table:table-cell table:number-columns-repeated="2" office:value-type="string">
            <text:p>Q</text:p>
          </table:table-cell>
          <table:table-cell table:number-columns-repeated="2" office:value-type="string">
            <text:p>QL</text:p>
          </table:table-cell>
          <table:table-cell office:value-type="string">
            <text:p>QR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I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NZ</text:p>
          </table:table-cell>
          <table:table-cell office:value-type="string">
            <text:p>NZH</text:p>
          </table:table-cell>
          <table:table-cell table:number-columns-repeated="99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R</text:p>
          </table:table-cell>
          <table:table-cell table:number-columns-repeated="5" office:value-type="string">
            <text:p>R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NZH</text:p>
          </table:table-cell>
          <table:table-cell table:number-columns-repeated="999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PL</text:p>
          </table:table-cell>
          <table:table-cell table:number-columns-repeated="99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table:number-columns-repeated="5" office:value-type="string">
            <text:p>SH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PL</text:p>
          </table:table-cell>
          <table:table-cell table:number-columns-repeated="3" office:value-type="string">
            <text:p>PR</text:p>
          </table:table-cell>
          <table:table-cell table:number-columns-repeated="999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string">
            <text:p>SH</text:p>
          </table:table-cell>
          <table:table-cell table:number-columns-repeated="3" office:value-type="string">
            <text:p>SHT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I</text:p>
          </table:table-cell>
          <table:table-cell table:number-columns-repeated="4" office:value-type="string">
            <text:p>IA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PR</text:p>
          </table:table-cell>
          <table:table-cell table:number-columns-repeated="2" office:value-type="string">
            <text:p>Q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HT</text:p>
          </table:table-cell>
          <table:table-cell table:number-columns-repeated="3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I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QL</text:p>
          </table:table-cell>
          <table:table-cell table:number-columns-repeated="2" office:value-type="string">
            <text:p>QR</text:p>
          </table:table-cell>
          <table:table-cell table:number-columns-repeated="2" office:value-type="string">
            <text:p>R</text:p>
          </table:table-cell>
          <table:table-cell table:number-columns-repeated="99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ST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IA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R</text:p>
          </table:table-cell>
          <table:table-cell table:number-columns-repeated="3" office:value-type="string">
            <text:p>SH</text:p>
          </table:table-cell>
          <table:table-cell table:number-columns-repeated="999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ST</text:p>
          </table:table-cell>
          <table:table-cell table:number-columns-repeated="3" office:value-type="string">
            <text:p>TL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IA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SH</text:p>
          </table:table-cell>
          <table:table-cell table:number-columns-repeated="2" office:value-type="string">
            <text:p>T</text:p>
          </table:table-cell>
          <table:table-cell table:number-columns-repeated="999"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string">
            <text:p>TL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IA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T</text:p>
          </table:table-cell>
          <table:table-cell table:number-columns-repeated="4" office:value-type="string">
            <text:p>TS</text:p>
          </table:table-cell>
          <table:table-cell table:number-columns-repeated="99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L</text:p>
          </table:table-cell>
          <table:table-cell table:number-columns-repeated="3" office:value-type="string">
            <text:p>TS</text:p>
          </table:table-cell>
          <table:table-cell table:number-columns-repeated="2" office:value-type="string">
            <text:p>V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IE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TS</text:p>
          </table:table-cell>
          <table:table-cell table:number-columns-repeated="3" office:value-type="string">
            <text:p>TL</text:p>
          </table:table-cell>
          <table:table-cell table:number-columns-repeated="999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string">
            <text:p>V</text:p>
          </table:table-cell>
          <table:table-cell table:number-columns-repeated="2" office:value-type="string">
            <text:p>VL</text:p>
          </table:table-cell>
          <table:table-cell office:value-type="string">
            <text:p>VR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IE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TL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number-columns-repeated="99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R</text:p>
          </table:table-cell>
          <table:table-cell table:number-columns-repeated="3" office:value-type="string">
            <text:p>Y</text:p>
          </table:table-cell>
          <table:table-cell table:number-columns-repeated="2" office:value-type="string">
            <text:p>Z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IE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V</text:p>
          </table:table-cell>
          <table:table-cell office:value-type="string">
            <text:p>VI</text:p>
          </table:table-cell>
          <table:table-cell table:number-columns-repeated="999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Z</text:p>
          </table:table-cell>
          <table:table-cell table:number-columns-repeated="3" office:value-type="string">
            <text:p>ZD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IE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VL</text:p>
          </table:table-cell>
          <table:table-cell table:number-columns-repeated="3" office:value-type="string">
            <text:p>VR</text:p>
          </table:table-cell>
          <table:table-cell table:number-columns-repeated="999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string">
            <text:p>ZD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IE</text:p>
          </table:table-cell>
          <table:table-cell table:number-columns-repeated="2" office:value-type="string">
            <text:p>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VR</text:p>
          </table:table-cell>
          <table:table-cell table:number-columns-repeated="4" office:value-type="string">
            <text:p>Z</text:p>
          </table:table-cell>
          <table:table-cell table:number-columns-repeated="99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D</text:p>
          </table:table-cell>
          <table:table-cell table:number-columns-repeated="5" office:value-type="string">
            <text:p>ZH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O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Z</text:p>
          </table:table-cell>
          <table:table-cell office:value-type="string">
            <text:p>ZH</text:p>
          </table:table-cell>
          <table:table-cell table:number-columns-repeated="99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ZH</text:p>
          </table:table-cell>
          <table:table-cell table:number-columns-repeated="4" office:value-type="string">
            <text:p>ZHD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O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ZH</text:p>
          </table:table-cell>
          <table:table-cell table:number-columns-repeated="999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string">
            <text:p>ZHD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`</text:p>
          </table:table-cell>
          <table:table-cell table:number-columns-repeated="999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style:text-properties fo:color="#ff0000"/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number:min-integer-digits="1" number:grouping="true"/>
    </number:number-style>
    <number:number-style style:name="N110">
      <style:text-properties fo:color="#ff0000"/>
      <number:text>-£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£</number:text>
      <number:number number:decimal-places="0" number:min-integer-digits="1" number:grouping="true"/>
      <number:text> </number:text>
    </number:number-style>
    <number:number-style style:name="N116P1" style:volatile="true">
      <number:text>-£</number:text>
      <number:number number:decimal-places="0" number:min-integer-digits="1" number:grouping="true"/>
      <number:text> </number:text>
    </number:number-style>
    <number:number-style style:name="N116P2" style:volatile="true">
      <number:text> £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£</number:text>
      <number:number number:decimal-places="2" number:min-integer-digits="1" number:grouping="true"/>
      <number:text> </number:text>
    </number:number-style>
    <number:number-style style:name="N118P1" style:volatile="true">
      <number:text>-£</number:text>
      <number:number number:decimal-places="2" number:min-integer-digits="1" number:grouping="true"/>
      <number:text> </number:text>
    </number:number-style>
    <number:number-style style:name="N118P2" style:volatile="true">
      <number:text> £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20/04/2013</text:date>, <text:time>14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4-20T14:28:34.40</dc:date>
    <meta:editing-duration>PT1H57M23S</meta:editing-duration>
    <meta:editing-cycles>7</meta:editing-cycles>
    <meta:document-statistic meta:table-count="6" meta:cell-count="44604" meta:object-count="0"/>
  </office:meta>
</office:document-meta>
</file>